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e6ff00" draw:textarea-horizontal-align="justify" draw:textarea-vertical-align="middle" draw:auto-grow-height="false" fo:padding-top="0.01cm" fo:padding-bottom="0.01cm" fo:padding-left="0.01cm" fo:padding-right="0.0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cm" draw:marker-start-width="0.23cm" draw:marker-end-width="0.23cm" draw:fill="none" draw:fill-color="#b84700" draw:textarea-horizontal-align="center" draw:textarea-vertical-align="middle" fo:padding-top="0.01cm" fo:padding-bottom="0.01cm" fo:padding-left="0.01cm" fo:padding-right="0.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klein1">
        <draw:g>
          <draw:custom-shape draw:style-name="gr1" draw:text-style-name="P1" draw:layer="layout" svg:width="0.423cm" svg:height="0.471cm" svg:x="0.041cm" svg:y="0.0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085cm" svg:height="0.048cm" svg:x="0.133cm" svg:y="0.13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088cm" svg:height="0.048cm" svg:x="0.289cm" svg:y="0.13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layer="layout" svg:width="0.243cm" svg:height="0.053cm" svg:x="0.133cm" svg:y="0.321cm" svg:viewBox="0 0 244 54" draw:points="0,0 0,54 244,54 244,4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0.5cm" fo:page-height="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klein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1-11-25T10:59:15</meta:creation-date>
    <dc:language>de-DE</dc:language>
    <meta:editing-cycles>11</meta:editing-cycles>
    <meta:editing-duration>PT31M24S</meta:editing-duration>
    <dc:title>web-klein</dc:title>
    <meta:initial-creator>Martin Korneffel</meta:initial-creator>
    <dc:date>2014-01-20T12:32:29.35</dc:date>
    <dc:creator>Martin Korneffel</dc:creator>
    <meta:document-statistic meta:object-count="5"/>
    <meta:user-defined meta:name="Info 1"/>
    <meta:user-defined meta:name="Info 2"/>
    <meta:user-defined meta:name="Info 3"/>
    <meta:user-defined meta:name="Info 4"/>
    <meta:template xlink:type="simple" xlink:actuate="onRequest" xlink:title="web-klein" xlink:href="../../../../../godel/GBL/GBL/Web/GBLWeb/Bilder/web-klein1.otg" meta:date="2011-11-25T10:59:13.87"/>
  </office:meta>
</office:document-meta>
</file>